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97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4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8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7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style:text-properties fo:font-family="標楷體" style:font-family-generic="script" style:font-pitch="fixed" fo:font-size="16pt" style:font-family-asian="標楷體" style:font-family-generic-asian="script" style:font-pitch-asian="fixed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P4" style:family="paragraph">
      <style:text-properties fo:font-family="標楷體" style:font-family-generic="script" style:font-pitch="fixed" fo:font-size="10pt" style:font-family-asian="標楷體" style:font-family-generic-asian="script" style:font-pitch-asian="fixed" style:font-size-asian="10pt" style:font-size-complex="10pt"/>
    </style:style>
    <style:style style:name="P5" style:family="paragraph">
      <style:text-properties fo:font-family="標楷體" style:font-family-generic="script" style:font-pitch="fixed" fo:font-size="10pt" style:font-family-asian="標楷體" style:font-family-generic-asian="script" style:font-pitch-asian="fixed" style:font-size-asian="10pt" style:font-size-complex="10pt"/>
    </style:style>
    <style:style style:name="P6" style:family="paragraph">
      <style:paragraph-properties fo:text-align="center"/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1" style:family="text">
      <style:text-properties fo:font-family="標楷體" style:font-family-generic="script" style:font-pitch="fixed" fo:font-size="16pt" style:font-family-asian="標楷體" style:font-family-generic-asian="script" style:font-pitch-asian="fixed" style:font-size-asian="16pt" style:font-size-complex="16pt"/>
    </style:style>
    <style:style style:name="T2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style:style style:name="T3" style:family="text">
      <style:text-properties fo:font-family="標楷體" style:font-family-generic="script" style:font-pitch="fixed" fo:font-size="10pt" style:font-family-asian="標楷體" style:font-family-generic-asian="script" style:font-pitch-asian="fixed" style:font-size-asian="10pt" style:font-size-complex="10pt"/>
    </style:style>
    <style:style style:name="T4" style:family="text">
      <style:text-properties fo:font-family="標楷體" style:font-family-generic="script" style:font-pitch="fixed" fo:font-size="10pt" style:font-family-asian="標楷體" style:font-family-generic-asian="script" style:font-pitch-asian="fixed" style:font-size-asian="10pt" style:font-size-complex="10pt"/>
    </style:style>
    <style:style style:name="T5" style:family="text">
      <style:text-properties fo:font-family="標楷體" style:font-family-generic="script" style:font-pitch="fixed" fo:font-size="12pt" style:font-family-asian="標楷體" style:font-family-generic-asian="script" style:font-pitch-asian="fixe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4.473cm" svg:height="1.072cm" svg:x="8.2cm" svg:y="1.828cm">
          <draw:text-box>
            <text:p><text:span text:style-name="T1">登入程序流程圖</text:span></text:p>
          </draw:text-box>
        </draw:frame>
      </draw:page>
      <draw:page draw:name="page2" draw:style-name="dp1" draw:master-page-name="預設">
        <draw:frame draw:style-name="gr2" draw:text-style-name="P1" draw:layer="layout" svg:width="2.9cm" svg:height="0.924cm" svg:x="9cm" svg:y="1.576cm">
          <draw:text-box>
            <text:p><text:span text:style-name="T1">登入程序</text:span></text:p>
          </draw:text-box>
        </draw:frame>
        <draw:rect draw:style-name="gr3" draw:text-style-name="P3" xml:id="id1" draw:id="id1" draw:layer="layout" svg:width="6.8cm" svg:height="1.1cm" svg:x="7.001cm" svg:y="3.803cm">
          <text:p text:style-name="P2"><text:span text:style-name="T2">檢查是否為有效即時通帳號</text:span></text:p>
        </draw:rect>
        <draw:rect draw:style-name="gr3" draw:text-style-name="P3" xml:id="id2" draw:id="id2" draw:layer="layout" svg:width="2.4cm" svg:height="1.1cm" svg:x="15.701cm" svg:y="3.803cm">
          <text:p text:style-name="P2"><text:span text:style-name="T2">發送失敗</text:span></text:p>
        </draw:rect>
        <draw:connector draw:style-name="gr4" draw:text-style-name="P2" draw:layer="layout" svg:x1="13.801cm" svg:y1="4.353cm" svg:x2="15.701cm" svg:y2="4.353cm" draw:start-shape="id1" draw:start-glue-point="1" draw:end-shape="id2" draw:end-glue-point="3" svg:d="M13801 4353h1900">
          <text:p/>
        </draw:connector>
        <draw:frame draw:style-name="gr5" draw:text-style-name="P4" draw:layer="layout" svg:width="0.858cm" svg:height="0.674cm" svg:x="14.201cm" svg:y="3.603cm">
          <draw:text-box>
            <text:p><text:span text:style-name="T3">否</text:span></text:p>
          </draw:text-box>
        </draw:frame>
        <draw:rect draw:style-name="gr3" draw:text-style-name="P3" xml:id="id3" draw:id="id3" draw:layer="layout" svg:width="6.8cm" svg:height="1.1cm" svg:x="7.001cm" svg:y="5.903cm">
          <text:p text:style-name="P2"><text:span text:style-name="T2">檢查即時通帳號是否已經驗證過</text:span></text:p>
        </draw:rect>
        <draw:connector draw:style-name="gr4" draw:text-style-name="P2" draw:layer="layout" svg:x1="10.401cm" svg:y1="4.903cm" svg:x2="10.401cm" svg:y2="5.903cm" draw:start-shape="id1" draw:start-glue-point="2" draw:end-shape="id3" draw:end-glue-point="0" svg:d="M10401 4903v1000">
          <text:p/>
        </draw:connector>
        <draw:connector draw:style-name="gr4" draw:text-style-name="P2" draw:layer="layout" svg:x1="10.401cm" svg:y1="7.003cm" svg:x2="10.401cm" svg:y2="8.201cm" draw:start-shape="id3" draw:start-glue-point="2" svg:d="M10401 7003v1198">
          <text:p/>
        </draw:connector>
        <draw:rect draw:style-name="gr3" draw:text-style-name="P3" xml:id="id4" draw:id="id4" draw:layer="layout" svg:width="6.8cm" svg:height="1.1cm" svg:x="7.001cm" svg:y="8.203cm">
          <text:p text:style-name="P2"><text:span text:style-name="T2">檢查即時通帳號是否允許接收訊息</text:span></text:p>
        </draw:rect>
        <draw:rect draw:style-name="gr3" draw:text-style-name="P3" xml:id="id5" draw:id="id5" draw:layer="layout" svg:width="6.8cm" svg:height="1.1cm" svg:x="7.001cm" svg:y="10.803cm">
          <text:p text:style-name="P2"><text:span text:style-name="T2">判斷即時通帳號種類</text:span></text:p>
        </draw:rect>
        <draw:rect draw:style-name="gr3" draw:text-style-name="P3" xml:id="id6" draw:id="id6" draw:layer="layout" svg:width="2.399cm" svg:height="1.1cm" svg:x="7.001cm" svg:y="13.603cm">
          <text:p text:style-name="P2"><text:span text:style-name="T2">Skype</text:span></text:p>
        </draw:rect>
        <draw:frame draw:style-name="gr5" draw:text-style-name="P4" draw:layer="layout" svg:width="0.858cm" svg:height="0.674cm" svg:x="9.101cm" svg:y="5.103cm">
          <draw:text-box>
            <text:p><text:span text:style-name="T3">是</text:span></text:p>
          </draw:text-box>
        </draw:frame>
        <draw:connector draw:style-name="gr4" draw:text-style-name="P2" draw:layer="layout" svg:x1="10.401cm" svg:y1="9.303cm" svg:x2="10.401cm" svg:y2="10.803cm" draw:start-shape="id4" draw:start-glue-point="2" draw:end-shape="id5" draw:end-glue-point="0" svg:d="M10401 9303v1500">
          <text:p/>
        </draw:connector>
        <draw:connector draw:style-name="gr4" draw:text-style-name="P2" draw:layer="layout" svg:x1="10.401cm" svg:y1="11.903cm" svg:x2="8.2cm" svg:y2="13.603cm" draw:start-shape="id5" draw:start-glue-point="2" draw:end-shape="id6" draw:end-glue-point="0" svg:d="M10401 11903v850h-2201v850">
          <text:p/>
        </draw:connector>
        <draw:connector draw:style-name="gr4" draw:text-style-name="P2" draw:layer="layout" svg:x1="13.801cm" svg:y1="6.453cm" svg:x2="16.901cm" svg:y2="4.903cm" draw:start-shape="id3" draw:start-glue-point="1" draw:end-shape="id2" draw:end-glue-point="2" svg:d="M13801 6453h3100v-1550">
          <text:p/>
        </draw:connector>
        <draw:connector draw:style-name="gr4" draw:text-style-name="P2" draw:layer="layout" svg:x1="13.801cm" svg:y1="8.753cm" svg:x2="16.901cm" svg:y2="4.903cm" draw:start-shape="id4" draw:start-glue-point="1" draw:end-shape="id2" draw:end-glue-point="2" svg:d="M13801 8753h3100v-3850">
          <text:p/>
        </draw:connector>
        <draw:frame draw:style-name="gr5" draw:text-style-name="P4" draw:layer="layout" svg:width="0.858cm" svg:height="0.674cm" svg:x="14.201cm" svg:y="5.603cm">
          <draw:text-box>
            <text:p><text:span text:style-name="T3">否</text:span></text:p>
          </draw:text-box>
        </draw:frame>
        <draw:frame draw:style-name="gr5" draw:text-style-name="P4" draw:layer="layout" svg:width="0.858cm" svg:height="0.674cm" svg:x="14.201cm" svg:y="8.003cm">
          <draw:text-box>
            <text:p><text:span text:style-name="T3">否</text:span></text:p>
          </draw:text-box>
        </draw:frame>
        <draw:frame draw:style-name="gr5" draw:text-style-name="P4" draw:layer="layout" svg:width="0.858cm" svg:height="0.674cm" svg:x="9.101cm" svg:y="7.303cm">
          <draw:text-box>
            <text:p><text:span text:style-name="T3">是</text:span></text:p>
          </draw:text-box>
        </draw:frame>
        <draw:frame draw:style-name="gr5" draw:text-style-name="P4" draw:layer="layout" svg:width="0.858cm" svg:height="0.674cm" svg:x="9.101cm" svg:y="9.703cm">
          <draw:text-box>
            <text:p><text:span text:style-name="T3">是</text:span></text:p>
          </draw:text-box>
        </draw:frame>
        <draw:rect draw:style-name="gr3" draw:text-style-name="P3" xml:id="id7" draw:id="id7" draw:layer="layout" svg:width="2.399cm" svg:height="1.1cm" svg:x="9.602cm" svg:y="13.603cm">
          <text:p text:style-name="P2"><text:span text:style-name="T2">LINE</text:span></text:p>
        </draw:rect>
        <draw:rect draw:style-name="gr3" draw:text-style-name="P3" xml:id="id8" draw:id="id8" draw:layer="layout" svg:width="2.399cm" svg:height="1.1cm" svg:x="12.202cm" svg:y="13.603cm">
          <text:p text:style-name="P2"><text:span text:style-name="T2">Telegram</text:span></text:p>
        </draw:rect>
        <draw:connector draw:style-name="gr4" draw:text-style-name="P2" draw:layer="layout" svg:x1="10.401cm" svg:y1="11.903cm" svg:x2="10.801cm" svg:y2="13.603cm" draw:start-shape="id5" draw:start-glue-point="2" draw:end-shape="id7" draw:end-glue-point="0" svg:d="M10401 11903v850h400v850">
          <text:p/>
        </draw:connector>
        <draw:connector draw:style-name="gr4" draw:text-style-name="P2" draw:layer="layout" svg:x1="10.401cm" svg:y1="11.903cm" svg:x2="13.401cm" svg:y2="13.603cm" draw:start-shape="id5" draw:start-glue-point="2" draw:end-shape="id8" draw:end-glue-point="0" svg:d="M10401 11903v850h3000v850">
          <text:p/>
        </draw:connector>
        <draw:frame draw:style-name="gr6" draw:text-style-name="P4" draw:layer="layout" svg:width="3.799cm" svg:height="0.698cm" svg:x="10.501cm" svg:y="12.003cm">
          <draw:text-box>
            <text:p><text:span text:style-name="T3">發送到指定的即時通</text:span></text:p>
          </draw:text-box>
        </draw:frame>
      </draw:page>
      <draw:page draw:name="page3" draw:style-name="dp1" draw:master-page-name="預設"/>
      <draw:page draw:name="page4" draw:style-name="dp1" draw:master-page-name="預設">
        <draw:frame draw:style-name="gr7" draw:text-style-name="P1" draw:layer="layout" svg:width="6.399cm" svg:height="0.924cm" svg:x="7.3cm" svg:y="1.6cm">
          <draw:text-box>
            <text:p><text:span text:style-name="T1">檢查是否啟用登入按鈕</text:span></text:p>
          </draw:text-box>
        </draw:frame>
        <draw:rect draw:style-name="gr3" draw:text-style-name="P3" xml:id="id9" draw:id="id9" draw:layer="layout" svg:width="6.8cm" svg:height="1.1cm" svg:x="7.001cm" svg:y="3.802cm">
          <text:p text:style-name="P2"><text:span text:style-name="T2">檢查是否為有效即時通帳號</text:span></text:p>
        </draw:rect>
        <draw:rect draw:style-name="gr3" draw:text-style-name="P3" xml:id="id10" draw:id="id10" draw:layer="layout" svg:width="2.4cm" svg:height="1.1cm" svg:x="15.701cm" svg:y="3.802cm">
          <text:p text:style-name="P2"><text:span text:style-name="T2">發送失敗</text:span></text:p>
        </draw:rect>
        <draw:connector draw:style-name="gr4" draw:text-style-name="P2" draw:layer="layout" svg:x1="13.801cm" svg:y1="4.352cm" svg:x2="15.701cm" svg:y2="4.352cm" draw:start-shape="id9" draw:start-glue-point="1" draw:end-shape="id10" draw:end-glue-point="3" svg:d="M13801 4352h1900">
          <text:p/>
        </draw:connector>
        <draw:frame draw:style-name="gr5" draw:text-style-name="P4" draw:layer="layout" svg:width="0.858cm" svg:height="0.674cm" svg:x="14.201cm" svg:y="3.602cm">
          <draw:text-box>
            <text:p><text:span text:style-name="T3">否</text:span></text:p>
          </draw:text-box>
        </draw:frame>
        <draw:rect draw:style-name="gr3" draw:text-style-name="P3" xml:id="id11" draw:id="id11" draw:layer="layout" svg:width="6.8cm" svg:height="1.1cm" svg:x="7.001cm" svg:y="5.902cm">
          <text:p text:style-name="P2"><text:span text:style-name="T2">檢查即時通帳號是否已經驗證過</text:span></text:p>
        </draw:rect>
        <draw:connector draw:style-name="gr4" draw:text-style-name="P2" draw:layer="layout" svg:x1="10.401cm" svg:y1="4.902cm" svg:x2="10.401cm" svg:y2="5.902cm" draw:start-shape="id9" draw:start-glue-point="2" draw:end-shape="id11" draw:end-glue-point="0" svg:d="M10401 4902v1000">
          <text:p/>
        </draw:connector>
        <draw:connector draw:style-name="gr4" draw:text-style-name="P2" draw:layer="layout" svg:x1="10.401cm" svg:y1="7.002cm" svg:x2="10.401cm" svg:y2="8.2cm" draw:start-shape="id11" draw:start-glue-point="2" svg:d="M10401 7002v1198">
          <text:p/>
        </draw:connector>
        <draw:rect draw:style-name="gr3" draw:text-style-name="P3" xml:id="id12" draw:id="id12" draw:layer="layout" svg:width="6.8cm" svg:height="1.1cm" svg:x="7.001cm" svg:y="8.202cm">
          <text:p text:style-name="P2"><text:span text:style-name="T2">檢查即時通帳號是否允許接收訊息</text:span></text:p>
        </draw:rect>
        <draw:rect draw:style-name="gr3" draw:text-style-name="P3" xml:id="id13" draw:id="id13" draw:layer="layout" svg:width="6.8cm" svg:height="1.1cm" svg:x="7.001cm" svg:y="10.802cm">
          <text:p text:style-name="P2"><text:span text:style-name="T2">判斷即時通帳號種類</text:span></text:p>
        </draw:rect>
        <draw:rect draw:style-name="gr3" draw:text-style-name="P3" xml:id="id14" draw:id="id14" draw:layer="layout" svg:width="2.399cm" svg:height="1.1cm" svg:x="7.001cm" svg:y="13.602cm">
          <text:p text:style-name="P2"><text:span text:style-name="T2">Skype</text:span></text:p>
        </draw:rect>
        <draw:frame draw:style-name="gr5" draw:text-style-name="P4" draw:layer="layout" svg:width="0.858cm" svg:height="0.674cm" svg:x="9.101cm" svg:y="5.102cm">
          <draw:text-box>
            <text:p><text:span text:style-name="T3">是</text:span></text:p>
          </draw:text-box>
        </draw:frame>
        <draw:connector draw:style-name="gr4" draw:text-style-name="P2" draw:layer="layout" svg:x1="10.401cm" svg:y1="9.302cm" svg:x2="10.401cm" svg:y2="10.802cm" draw:start-shape="id12" draw:start-glue-point="2" draw:end-shape="id13" draw:end-glue-point="0" svg:d="M10401 9302v1500">
          <text:p/>
        </draw:connector>
        <draw:connector draw:style-name="gr4" draw:text-style-name="P2" draw:layer="layout" svg:x1="10.401cm" svg:y1="11.902cm" svg:x2="8.2cm" svg:y2="13.602cm" draw:start-shape="id13" draw:start-glue-point="2" draw:end-shape="id14" draw:end-glue-point="0" svg:d="M10401 11902v850h-2201v850">
          <text:p/>
        </draw:connector>
        <draw:connector draw:style-name="gr4" draw:text-style-name="P2" draw:layer="layout" svg:x1="13.801cm" svg:y1="6.452cm" svg:x2="16.901cm" svg:y2="4.902cm" draw:start-shape="id11" draw:start-glue-point="1" draw:end-shape="id10" draw:end-glue-point="2" svg:d="M13801 6452h3100v-1550">
          <text:p/>
        </draw:connector>
        <draw:connector draw:style-name="gr4" draw:text-style-name="P2" draw:layer="layout" svg:x1="13.801cm" svg:y1="8.752cm" svg:x2="16.901cm" svg:y2="4.902cm" draw:start-shape="id12" draw:start-glue-point="1" draw:end-shape="id10" draw:end-glue-point="2" svg:d="M13801 8752h3100v-3850">
          <text:p/>
        </draw:connector>
        <draw:frame draw:style-name="gr5" draw:text-style-name="P4" draw:layer="layout" svg:width="0.858cm" svg:height="0.674cm" svg:x="14.201cm" svg:y="5.602cm">
          <draw:text-box>
            <text:p><text:span text:style-name="T3">否</text:span></text:p>
          </draw:text-box>
        </draw:frame>
        <draw:frame draw:style-name="gr5" draw:text-style-name="P4" draw:layer="layout" svg:width="0.858cm" svg:height="0.674cm" svg:x="14.201cm" svg:y="8.002cm">
          <draw:text-box>
            <text:p><text:span text:style-name="T3">否</text:span></text:p>
          </draw:text-box>
        </draw:frame>
        <draw:frame draw:style-name="gr5" draw:text-style-name="P4" draw:layer="layout" svg:width="0.858cm" svg:height="0.674cm" svg:x="9.101cm" svg:y="7.302cm">
          <draw:text-box>
            <text:p><text:span text:style-name="T3">是</text:span></text:p>
          </draw:text-box>
        </draw:frame>
        <draw:frame draw:style-name="gr5" draw:text-style-name="P4" draw:layer="layout" svg:width="0.858cm" svg:height="0.674cm" svg:x="9.101cm" svg:y="9.702cm">
          <draw:text-box>
            <text:p><text:span text:style-name="T3">是</text:span></text:p>
          </draw:text-box>
        </draw:frame>
        <draw:rect draw:style-name="gr3" draw:text-style-name="P3" xml:id="id15" draw:id="id15" draw:layer="layout" svg:width="2.399cm" svg:height="1.1cm" svg:x="9.602cm" svg:y="13.602cm">
          <text:p text:style-name="P2"><text:span text:style-name="T2">LINE</text:span></text:p>
        </draw:rect>
        <draw:rect draw:style-name="gr3" draw:text-style-name="P3" xml:id="id16" draw:id="id16" draw:layer="layout" svg:width="2.399cm" svg:height="1.1cm" svg:x="12.202cm" svg:y="13.602cm">
          <text:p text:style-name="P2"><text:span text:style-name="T2">Telegram</text:span></text:p>
        </draw:rect>
        <draw:connector draw:style-name="gr4" draw:text-style-name="P2" draw:layer="layout" svg:x1="10.401cm" svg:y1="11.902cm" svg:x2="10.801cm" svg:y2="13.602cm" draw:start-shape="id13" draw:start-glue-point="2" draw:end-shape="id15" draw:end-glue-point="0" svg:d="M10401 11902v850h400v850">
          <text:p/>
        </draw:connector>
        <draw:connector draw:style-name="gr4" draw:text-style-name="P2" draw:layer="layout" svg:x1="10.401cm" svg:y1="11.902cm" svg:x2="13.401cm" svg:y2="13.602cm" draw:start-shape="id13" draw:start-glue-point="2" draw:end-shape="id16" draw:end-glue-point="0" svg:d="M10401 11902v850h3000v850">
          <text:p/>
        </draw:connector>
        <draw:frame draw:style-name="gr6" draw:text-style-name="P4" draw:layer="layout" svg:width="3.799cm" svg:height="0.698cm" svg:x="10.501cm" svg:y="12.002cm">
          <draw:text-box>
            <text:p><text:span text:style-name="T3">發送到指定的即時通</text:span></text:p>
          </draw:text-box>
        </draw:frame>
      </draw:page>
      <draw:page draw:name="page5" draw:style-name="dp1" draw:master-page-name="預設"/>
      <draw:page draw:name="page6" draw:style-name="dp1" draw:master-page-name="預設">
        <draw:frame draw:style-name="gr7" draw:text-style-name="P1" draw:layer="layout" svg:width="9.846cm" svg:height="0.924cm" svg:x="6.083cm" svg:y="1.554cm">
          <draw:text-box>
            <text:p><text:span text:style-name="T1">開啟忘記密碼版面：</text:span><text:span text:style-name="T1">JavaScript</text:span><text:span text:style-name="T1">部分</text:span></text:p>
          </draw:text-box>
        </draw:frame>
        <draw:rect draw:style-name="gr3" draw:text-style-name="P3" xml:id="id17" draw:id="id17" draw:layer="layout" svg:width="6.8cm" svg:height="1.1cm" svg:x="7.001cm" svg:y="3.803cm">
          <text:p text:style-name="P2"><text:span text:style-name="T2">檢查是否為有效即時通帳號</text:span></text:p>
        </draw:rect>
        <draw:rect draw:style-name="gr3" draw:text-style-name="P3" xml:id="id18" draw:id="id18" draw:layer="layout" svg:width="2.4cm" svg:height="1.1cm" svg:x="15.701cm" svg:y="3.803cm">
          <text:p text:style-name="P2"><text:span text:style-name="T2">發送失敗</text:span></text:p>
        </draw:rect>
        <draw:connector draw:style-name="gr4" draw:text-style-name="P2" draw:layer="layout" svg:x1="13.801cm" svg:y1="4.353cm" svg:x2="15.701cm" svg:y2="4.353cm" draw:start-shape="id17" draw:start-glue-point="1" draw:end-shape="id18" draw:end-glue-point="3" svg:d="M13801 4353h1900">
          <text:p/>
        </draw:connector>
        <draw:frame draw:style-name="gr5" draw:text-style-name="P4" draw:layer="layout" svg:width="0.858cm" svg:height="0.674cm" svg:x="14.201cm" svg:y="3.603cm">
          <draw:text-box>
            <text:p><text:span text:style-name="T3">否</text:span></text:p>
          </draw:text-box>
        </draw:frame>
        <draw:rect draw:style-name="gr3" draw:text-style-name="P3" xml:id="id19" draw:id="id19" draw:layer="layout" svg:width="6.8cm" svg:height="1.1cm" svg:x="7.001cm" svg:y="5.903cm">
          <text:p text:style-name="P2"><text:span text:style-name="T2">檢查即時通帳號是否已經驗證過</text:span></text:p>
        </draw:rect>
        <draw:connector draw:style-name="gr4" draw:text-style-name="P2" draw:layer="layout" svg:x1="10.401cm" svg:y1="4.903cm" svg:x2="10.401cm" svg:y2="5.903cm" draw:start-shape="id17" draw:start-glue-point="2" draw:end-shape="id19" draw:end-glue-point="0" svg:d="M10401 4903v1000">
          <text:p/>
        </draw:connector>
        <draw:connector draw:style-name="gr4" draw:text-style-name="P2" draw:layer="layout" svg:x1="10.401cm" svg:y1="7.003cm" svg:x2="10.401cm" svg:y2="8.201cm" draw:start-shape="id19" draw:start-glue-point="2" svg:d="M10401 7003v1198">
          <text:p/>
        </draw:connector>
        <draw:rect draw:style-name="gr3" draw:text-style-name="P3" xml:id="id20" draw:id="id20" draw:layer="layout" svg:width="6.8cm" svg:height="1.1cm" svg:x="7.001cm" svg:y="8.203cm">
          <text:p text:style-name="P2"><text:span text:style-name="T2">檢查即時通帳號是否允許接收訊息</text:span></text:p>
        </draw:rect>
        <draw:rect draw:style-name="gr3" draw:text-style-name="P3" xml:id="id21" draw:id="id21" draw:layer="layout" svg:width="6.8cm" svg:height="1.1cm" svg:x="7.001cm" svg:y="10.803cm">
          <text:p text:style-name="P2"><text:span text:style-name="T2">判斷即時通帳號種類</text:span></text:p>
        </draw:rect>
        <draw:rect draw:style-name="gr3" draw:text-style-name="P3" xml:id="id22" draw:id="id22" draw:layer="layout" svg:width="2.399cm" svg:height="1.1cm" svg:x="7.001cm" svg:y="13.603cm">
          <text:p text:style-name="P2"><text:span text:style-name="T2">Skype</text:span></text:p>
        </draw:rect>
        <draw:frame draw:style-name="gr5" draw:text-style-name="P4" draw:layer="layout" svg:width="0.858cm" svg:height="0.674cm" svg:x="9.101cm" svg:y="5.103cm">
          <draw:text-box>
            <text:p><text:span text:style-name="T3">是</text:span></text:p>
          </draw:text-box>
        </draw:frame>
        <draw:connector draw:style-name="gr4" draw:text-style-name="P2" draw:layer="layout" svg:x1="10.401cm" svg:y1="9.303cm" svg:x2="10.401cm" svg:y2="10.803cm" draw:start-shape="id20" draw:start-glue-point="2" draw:end-shape="id21" draw:end-glue-point="0" svg:d="M10401 9303v1500">
          <text:p/>
        </draw:connector>
        <draw:connector draw:style-name="gr4" draw:text-style-name="P2" draw:layer="layout" svg:x1="10.401cm" svg:y1="11.903cm" svg:x2="8.2cm" svg:y2="13.603cm" draw:start-shape="id21" draw:start-glue-point="2" draw:end-shape="id22" draw:end-glue-point="0" svg:d="M10401 11903v850h-2201v850">
          <text:p/>
        </draw:connector>
        <draw:connector draw:style-name="gr4" draw:text-style-name="P2" draw:layer="layout" svg:x1="13.801cm" svg:y1="6.453cm" svg:x2="16.901cm" svg:y2="4.903cm" draw:start-shape="id19" draw:start-glue-point="1" draw:end-shape="id18" draw:end-glue-point="2" svg:d="M13801 6453h3100v-1550">
          <text:p/>
        </draw:connector>
        <draw:connector draw:style-name="gr4" draw:text-style-name="P2" draw:layer="layout" svg:x1="13.801cm" svg:y1="8.753cm" svg:x2="16.901cm" svg:y2="4.903cm" draw:start-shape="id20" draw:start-glue-point="1" draw:end-shape="id18" draw:end-glue-point="2" svg:d="M13801 8753h3100v-3850">
          <text:p/>
        </draw:connector>
        <draw:frame draw:style-name="gr5" draw:text-style-name="P4" draw:layer="layout" svg:width="0.858cm" svg:height="0.674cm" svg:x="14.201cm" svg:y="5.603cm">
          <draw:text-box>
            <text:p><text:span text:style-name="T3">否</text:span></text:p>
          </draw:text-box>
        </draw:frame>
        <draw:frame draw:style-name="gr5" draw:text-style-name="P4" draw:layer="layout" svg:width="0.858cm" svg:height="0.674cm" svg:x="14.201cm" svg:y="8.003cm">
          <draw:text-box>
            <text:p><text:span text:style-name="T3">否</text:span></text:p>
          </draw:text-box>
        </draw:frame>
        <draw:frame draw:style-name="gr5" draw:text-style-name="P4" draw:layer="layout" svg:width="0.858cm" svg:height="0.674cm" svg:x="9.101cm" svg:y="7.303cm">
          <draw:text-box>
            <text:p><text:span text:style-name="T3">是</text:span></text:p>
          </draw:text-box>
        </draw:frame>
        <draw:frame draw:style-name="gr5" draw:text-style-name="P4" draw:layer="layout" svg:width="0.858cm" svg:height="0.674cm" svg:x="9.101cm" svg:y="9.703cm">
          <draw:text-box>
            <text:p><text:span text:style-name="T3">是</text:span></text:p>
          </draw:text-box>
        </draw:frame>
        <draw:rect draw:style-name="gr3" draw:text-style-name="P3" xml:id="id23" draw:id="id23" draw:layer="layout" svg:width="2.399cm" svg:height="1.1cm" svg:x="9.602cm" svg:y="13.603cm">
          <text:p text:style-name="P2"><text:span text:style-name="T2">LINE</text:span></text:p>
        </draw:rect>
        <draw:rect draw:style-name="gr3" draw:text-style-name="P3" xml:id="id24" draw:id="id24" draw:layer="layout" svg:width="2.399cm" svg:height="1.1cm" svg:x="12.202cm" svg:y="13.603cm">
          <text:p text:style-name="P2"><text:span text:style-name="T2">Telegram</text:span></text:p>
        </draw:rect>
        <draw:connector draw:style-name="gr4" draw:text-style-name="P2" draw:layer="layout" svg:x1="10.401cm" svg:y1="11.903cm" svg:x2="10.801cm" svg:y2="13.603cm" draw:start-shape="id21" draw:start-glue-point="2" draw:end-shape="id23" draw:end-glue-point="0" svg:d="M10401 11903v850h400v850">
          <text:p/>
        </draw:connector>
        <draw:connector draw:style-name="gr4" draw:text-style-name="P2" draw:layer="layout" svg:x1="10.401cm" svg:y1="11.903cm" svg:x2="13.401cm" svg:y2="13.603cm" draw:start-shape="id21" draw:start-glue-point="2" draw:end-shape="id24" draw:end-glue-point="0" svg:d="M10401 11903v850h3000v850">
          <text:p/>
        </draw:connector>
        <draw:frame draw:style-name="gr6" draw:text-style-name="P4" draw:layer="layout" svg:width="3.799cm" svg:height="0.698cm" svg:x="10.501cm" svg:y="12.003cm">
          <draw:text-box>
            <text:p><text:span text:style-name="T3">發送到指定的即時通</text:span></text:p>
          </draw:text-box>
        </draw:frame>
      </draw:page>
      <draw:page draw:name="page7" draw:style-name="dp1" draw:master-page-name="預設"/>
      <draw:page draw:name="page8" draw:style-name="dp1" draw:master-page-name="預設">
        <draw:frame draw:style-name="gr8" draw:text-style-name="P1" draw:layer="layout" svg:width="6.175cm" svg:height="0.924cm" svg:x="7.325cm" svg:y="1.576cm">
          <draw:text-box>
            <text:p><text:span text:style-name="T1">發送密碼提示訊息程序</text:span></text:p>
          </draw:text-box>
        </draw:frame>
        <draw:rect draw:style-name="gr3" draw:text-style-name="P3" xml:id="id25" draw:id="id25" draw:layer="layout" svg:width="8.8cm" svg:height="1.1cm" svg:x="6cm" svg:y="10.504cm">
          <text:p text:style-name="P2"><text:span text:style-name="T2">JavaScript</text:span><text:span text:style-name="T2">發送</text:span><text:span text:style-name="T2">AJAX</text:span><text:span text:style-name="T2">對</text:span><text:span text:style-name="T2">PHP</text:span><text:span text:style-name="T2">要求發送訊息</text:span></text:p>
        </draw:rect>
        <draw:rect draw:style-name="gr3" draw:text-style-name="P3" xml:id="id26" draw:id="id26" draw:layer="layout" svg:width="8.8cm" svg:height="1.1cm" svg:x="6cm" svg:y="12.504cm">
          <text:p text:style-name="P2"><text:span text:style-name="T2">PHP</text:span><text:span text:style-name="T2">發送</text:span><text:span text:style-name="T2">RPC</text:span><text:span text:style-name="T2">命令</text:span></text:p>
        </draw:rect>
        <draw:connector draw:style-name="gr4" draw:text-style-name="P2" draw:layer="layout" svg:x1="10.4cm" svg:y1="11.604cm" svg:x2="10.4cm" svg:y2="12.504cm" draw:start-shape="id25" draw:start-glue-point="2" draw:end-shape="id26" draw:end-glue-point="0" svg:d="M10400 11604v900">
          <text:p/>
        </draw:connector>
        <draw:rect draw:style-name="gr3" draw:text-style-name="P3" xml:id="id27" draw:id="id27" draw:layer="layout" svg:width="8.8cm" svg:height="1.1cm" svg:x="6cm" svg:y="14.704cm">
          <text:p text:style-name="P2"><text:span text:style-name="T2">Pioneer</text:span><text:span text:style-name="T2">後台</text:span><text:span text:style-name="T2">RPC</text:span><text:span text:style-name="T2">命令接收</text:span></text:p>
        </draw:rect>
        <draw:rect draw:style-name="gr3" draw:text-style-name="P3" xml:id="id28" draw:id="id28" draw:layer="layout" svg:width="8.8cm" svg:height="1.1cm" svg:x="6cm" svg:y="16.604cm">
          <text:p text:style-name="P2"><text:span text:style-name="T2">執行</text:span><text:span text:style-name="T2">SendMessages.py</text:span></text:p>
        </draw:rect>
        <draw:connector draw:style-name="gr4" draw:text-style-name="P2" draw:layer="layout" svg:x1="10.4cm" svg:y1="15.804cm" svg:x2="10.4cm" svg:y2="16.604cm" draw:start-shape="id27" draw:start-glue-point="2" draw:end-shape="id28" draw:end-glue-point="0" svg:d="M10400 15804v800">
          <text:p/>
        </draw:connector>
        <draw:connector draw:style-name="gr4" draw:text-style-name="P2" draw:layer="layout" svg:x1="10.4cm" svg:y1="13.604cm" svg:x2="10.4cm" svg:y2="14.704cm" draw:start-shape="id26" draw:start-glue-point="2" draw:end-shape="id27" draw:end-glue-point="0" svg:d="M10400 13604v1100">
          <text:p/>
        </draw:connector>
        <draw:rect draw:style-name="gr3" draw:text-style-name="P3" xml:id="id29" draw:id="id29" draw:layer="layout" svg:width="5cm" svg:height="1.1cm" svg:x="6.6cm" svg:y="3.504cm">
          <text:p text:style-name="P2"><text:span text:style-name="T2">尋找有效人物編號</text:span></text:p>
        </draw:rect>
        <draw:rect draw:style-name="gr3" draw:text-style-name="P3" xml:id="id30" draw:id="id30" draw:layer="layout" svg:width="2cm" svg:height="1.1cm" svg:x="13.4cm" svg:y="3.504cm">
          <text:p text:style-name="P2"><text:span text:style-name="T2">不發送</text:span></text:p>
        </draw:rect>
        <draw:connector draw:style-name="gr4" draw:text-style-name="P2" draw:layer="layout" svg:x1="11.6cm" svg:y1="4.054cm" svg:x2="13.4cm" svg:y2="4.054cm" draw:start-shape="id29" draw:start-glue-point="1" draw:end-shape="id30" draw:end-glue-point="3" svg:d="M11600 4054h1800">
          <text:p/>
        </draw:connector>
        <draw:frame draw:style-name="gr9" draw:text-style-name="P5" draw:layer="layout" svg:width="1.213cm" svg:height="0.674cm" svg:x="11.8cm" svg:y="3.2cm">
          <draw:text-box>
            <text:p><text:span text:style-name="T4">無效</text:span></text:p>
          </draw:text-box>
        </draw:frame>
        <draw:custom-shape draw:style-name="gr10" draw:text-style-name="P6" xml:id="id31" draw:id="id31" draw:layer="layout" svg:width="6.2cm" svg:height="1.7cm" svg:x="6cm" svg:y="5.4cm">
          <text:p text:style-name="P6"><text:span text:style-name="T5">檢查是否為首次發送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9.1cm" svg:y1="4.604cm" svg:x2="9.1cm" svg:y2="5.4cm" draw:start-shape="id29" draw:start-glue-point="2" draw:end-shape="id31" draw:end-glue-point="4" svg:d="M9100 4604v796">
          <text:p/>
        </draw:connector>
        <draw:rect draw:style-name="gr3" draw:text-style-name="P3" xml:id="id32" draw:id="id32" draw:layer="layout" svg:width="5.8cm" svg:height="1.1cm" svg:x="9.6cm" svg:y="7.304cm">
          <text:p text:style-name="P2"><text:span text:style-name="T2">顯示密碼輸入及重送按鈕區塊</text:span></text:p>
        </draw:rect>
        <draw:connector draw:style-name="gr4" draw:text-style-name="P2" draw:layer="layout" svg:x1="9.1cm" svg:y1="7.1cm" svg:x2="10.4cm" svg:y2="10.504cm" draw:start-shape="id31" draw:start-glue-point="6" draw:end-shape="id25" draw:end-glue-point="0" svg:d="M9100 7100v1703h1300v1701">
          <text:p/>
        </draw:connector>
        <draw:connector draw:style-name="gr4" draw:text-style-name="P2" draw:layer="layout" svg:x1="12.2cm" svg:y1="6.25cm" svg:x2="12.5cm" svg:y2="7.304cm" draw:start-shape="id31" draw:start-glue-point="7" draw:end-shape="id32" draw:end-glue-point="0" svg:d="M12200 6250h300v1054">
          <text:p/>
        </draw:connector>
        <draw:connector draw:style-name="gr4" draw:text-style-name="P2" draw:layer="layout" svg:x1="12.5cm" svg:y1="8.404cm" svg:x2="10.4cm" svg:y2="10.504cm" draw:start-shape="id32" draw:start-glue-point="2" draw:end-shape="id25" draw:end-glue-point="0" svg:d="M12500 8404v1050h-2100v1050">
          <text:p/>
        </draw:connector>
        <draw:frame draw:style-name="gr9" draw:text-style-name="P5" draw:layer="layout" svg:width="2.636cm" svg:height="0.674cm" svg:x="12.401cm" svg:y="5.5cm">
          <draw:text-box>
            <text:p><text:span text:style-name="T4">首次發送訊息</text:span></text:p>
          </draw:text-box>
        </draw:frame>
        <draw:frame draw:style-name="gr9" draw:text-style-name="P5" draw:layer="layout" svg:width="2.991cm" svg:height="0.674cm" svg:x="6.001cm" svg:y="7.6cm">
          <draw:text-box>
            <text:p><text:span text:style-name="T4">已經發送過訊息</text:span></text:p>
          </draw:text-box>
        </draw:frame>
        <draw:frame draw:style-name="gr9" draw:text-style-name="P5" draw:layer="layout" svg:width="1.213cm" svg:height="0.674cm" svg:x="7.301cm" svg:y="4.7cm">
          <draw:text-box>
            <text:p><text:span text:style-name="T4">有效</text:span></text:p>
          </draw:text-box>
        </draw:frame>
      </draw:page>
      <draw:page draw:name="page9" draw:style-name="dp1" draw:master-page-name="預設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峰澐 林</meta:initial-creator>
    <meta:creation-date>2022-03-14T15:50:34.33</meta:creation-date>
    <dc:date>2022-04-22T18:29:24.14</dc:date>
    <dc:creator>峰澐 林</dc:creator>
    <meta:editing-duration>PT3H3M34S</meta:editing-duration>
    <meta:editing-cycles>81</meta:editing-cycles>
    <meta:generator>OpenOffice/4.1.5$Win32 OpenOffice.org_project/415m1$Build-9789</meta:generator>
    <meta:document-statistic meta:object-count="97"/>
  </office:meta>
</office:document-meta>
</file>